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AIN OF ISRAEL (79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AIN OF ISRAEL (79:1-4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land, the city of Jerusalem, and the Temple have been overrun by pagans (79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eople have been slaughtered (79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eople are mocked by their neighbors (79:4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79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PAIN OF ISRAEL (79:1-4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PRAYER FOR ISRAEL (79:5-13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PRAYER FOR ISRAEL (79:5-13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Concerning God's enemies (79:6-7, 1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Concerning God's people (79:5, 8-10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Concerning God's people (79:5, 8-10)<text:s text:c="1"/></text:span><text:span text:style-name="a490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Forgive us! (79:5, 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Help us! (79:9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Avenge us! (79:10-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praise from Israel (79: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PRAYER FOR ISRAEL (79:5-13):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Concerning God's enemies (79:6-7, 12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Concerning God's people (79:5, 8-10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PSALM 79<text:s text:c="1"/></text:span><text:span text:style-name="a526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HE PAIN OF ISRAEL (79:1-4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PRAYER FOR ISRAEL (79:5-1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9 </dc:title>
    <meta:initial-creator>David STRICKLAND</meta:initial-creator>
    <dc:creator>David STRICKLAND</dc:creator>
    <meta:creation-date>2020-02-22T17:38:50Z</meta:creation-date>
    <dc:date>2020-02-22T17:38:50Z</dc:date>
    <meta:template xlink:href="BibleStudy" xlink:type="simple"/>
    <meta:editing-cycles>1</meta:editing-cycles>
    <meta:editing-duration>PT0S</meta:editing-duration>
    <meta:document-statistic meta:paragraph-count="23" meta:word-count="178"/>
  </office:meta>
</office:document-meta>
</file>